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999999" style:font-name="Tahoma" fo:font-size="8.25pt" fo:letter-spacing="normal" fo:font-style="normal" fo:font-weight="normal" officeooo:paragraph-rsid="0010575b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style:text-blinking="false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officeooo:paragraph-rsid="0010575b" style:font-size-asian="20pt" style:font-size-complex="20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444444" style:font-name="Arial" fo:font-size="20pt" fo:letter-spacing="normal" fo:font-style="normal" fo:font-weight="normal" officeooo:paragraph-rsid="0010575b" style:font-size-asian="20pt" style:font-size-complex="20pt" loext:padding="0cm" loext:border="none"/>
    </style:style>
    <style:style style:name="P5" style:family="paragraph" style:parent-style-name="Heading_20_1">
      <style:paragraph-properties fo:line-height="100%" fo:text-align="center" style:justify-single-word="false"/>
      <style:text-properties fo:color="#ff6600" fo:font-size="18.75pt" fo:font-weight="bold" officeooo:paragraph-rsid="0010575b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style:font-size-asian="16pt" style:font-size-complex="16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0ffb1a" style:font-size-asian="16pt" style:font-size-complex="16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4ba2e" style:font-size-asian="16pt" style:font-size-complex="16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66d70" style:font-size-asian="16pt" style:font-size-complex="16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d99e6" style:font-size-asian="16pt" style:font-size-complex="16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16pt" fo:font-weight="normal" style:font-size-asian="16pt" style:font-size-complex="16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16pt" fo:font-weight="normal" officeooo:paragraph-rsid="001d99e6" style:font-size-asian="16pt" style:font-size-complex="16pt"/>
    </style:style>
    <style:style style:name="P13" style:family="paragraph" style:parent-style-name="Heading_20_1" style:master-page-name="Standard">
      <style:paragraph-properties fo:line-height="100%" fo:text-align="center" style:justify-single-word="false" style:page-number="auto"/>
      <style:text-properties fo:font-variant="normal" fo:text-transform="none" fo:color="#ff6600" style:font-name="Arial" fo:font-size="18.75pt" fo:letter-spacing="-0.026cm" fo:font-style="normal" fo:font-weight="bold" officeooo:rsid="000ef46d" officeooo:paragraph-rsid="000ef4d7" style:font-size-asian="12pt" style:font-weight-asian="normal" style:font-size-complex="12pt" style:font-weight-complex="normal"/>
    </style:style>
    <style:style style:name="P14" style:family="paragraph" style:parent-style-name="Heading_20_1" style:master-page-name="Standard">
      <style:paragraph-properties fo:line-height="100%" fo:text-align="center" style:justify-single-word="false" style:page-number="auto"/>
      <style:text-properties fo:font-variant="normal" fo:text-transform="none" fo:color="#ff6600" style:font-name="Arial" fo:font-size="18.75pt" fo:letter-spacing="-0.026cm" fo:font-style="normal" fo:font-weight="bold" officeooo:rsid="000ef46d" officeooo:paragraph-rsid="001d99e6" style:font-size-asian="12pt" style:font-weight-asian="normal" style:font-size-complex="12pt" style:font-weight-complex="normal"/>
    </style:style>
    <style:style style:name="P15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officeooo:paragraph-rsid="001d99e6" style:text-blinking="false" loext:padding="0cm" loext:border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style:text-blinking="false" loext:padding="0cm" loext:border="none"/>
    </style:style>
    <style:style style:name="T2" style:family="text">
      <style:text-properties fo:font-variant="normal" fo:text-transform="none" style:use-window-font-color="true" style:font-name="Arial" fo:font-size="24pt" fo:letter-spacing="-0.026cm" fo:font-style="normal" officeooo:rsid="000ef46d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use-window-font-color="true" style:font-name="Arial" fo:letter-spacing="-0.026cm" fo:font-style="normal" officeooo:rsid="000ef46d" style:font-weight-asian="normal" style:font-weight-complex="normal"/>
    </style:style>
    <style:style style:name="T4" style:family="text">
      <style:text-properties fo:font-variant="normal" fo:text-transform="none" style:use-window-font-color="true" style:font-name="Arial" fo:font-size="10pt" fo:letter-spacing="-0.026cm" fo:font-style="normal" officeooo:rsid="000ffb1a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style:use-window-font-color="true" style:font-name="Arial" fo:font-size="13pt" fo:letter-spacing="-0.026cm" fo:font-style="normal" officeooo:rsid="000ffb1a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style:use-window-font-color="true" style:font-name="Arial" fo:font-size="20pt" fo:letter-spacing="-0.026cm" fo:font-style="normal" fo:font-weight="normal" officeooo:rsid="000ffb1a" fo:background-color="#ffffff" loext:char-shading-value="0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style:use-window-font-color="true" style:font-name="Arial" fo:font-size="20pt" fo:letter-spacing="-0.026cm" fo:font-style="normal" fo:font-weight="normal" officeooo:rsid="00140454" fo:background-color="#ffffff" loext:char-shading-value="0" style:font-size-asian="20pt" style:font-weight-asian="normal" style:font-size-complex="20pt" style:font-weight-complex="normal"/>
    </style:style>
    <style:style style:name="T8" style:family="text">
      <style:text-properties fo:font-variant="normal" fo:text-transform="none" style:font-name="Arial" fo:letter-spacing="normal" fo:font-style="normal" loext:padding="0cm" loext:border="none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3pt" officeooo:rsid="000ffb1a" style:font-size-asian="13pt" style:font-size-complex="13pt"/>
    </style:style>
    <style:style style:name="T11" style:family="text">
      <style:text-properties style:use-window-font-color="true" fo:font-size="20pt" fo:font-weight="normal" officeooo:rsid="000ffb1a" fo:background-color="#ffffff" loext:char-shading-value="0" style:font-size-asian="20pt" style:font-size-complex="20pt"/>
    </style:style>
    <style:style style:name="T12" style:family="text">
      <style:text-properties style:use-window-font-color="true" fo:font-size="20pt" fo:font-weight="normal" officeooo:rsid="00140454" fo:background-color="#ffffff" loext:char-shading-value="0" style:font-size-asian="20pt" style:font-size-complex="20pt"/>
    </style:style>
    <style:style style:name="T13" style:family="text">
      <style:text-properties style:use-window-font-color="true" fo:font-size="10pt" officeooo:rsid="000ffb1a" style:font-size-asian="10pt" style:font-size-complex="10pt"/>
    </style:style>
    <style:style style:name="T14" style:family="text">
      <style:text-properties style:use-window-font-color="true" fo:font-size="10pt" fo:font-weight="normal" officeooo:rsid="000ffb1a" style:font-size-asian="10pt" style:font-size-complex="10pt"/>
    </style:style>
    <style:style style:name="T15" style:family="text">
      <style:text-properties style:use-window-font-color="true" fo:font-size="24pt" style:font-size-asian="24pt" style:font-size-complex="24pt"/>
    </style:style>
    <style:style style:name="T16" style:family="text">
      <style:text-properties style:use-window-font-color="true" fo:font-size="24pt" fo:font-weight="normal" style:font-size-asian="24pt" style:font-size-complex="24pt"/>
    </style:style>
    <style:style style:name="T17" style:family="text">
      <style:text-properties fo:font-size="10pt" fo:font-weight="bold" style:font-weight-asian="bold" style:font-weight-complex="bold"/>
    </style:style>
    <style:style style:name="T18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4.314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457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6">Além Das Possibilidades</text:span><text:span text:style-name="T9"><text:tab/><text:tab/></text:span><text:span text:style-name="T14">Jairo Bonfin</text:span><text:span text:style-name="T10"> </text:span><text:span text:style-name="T11">[ </text:span><text:span text:style-name="T12">44 </text:span><text:span text:style-name="T11">]</text:span></text:p>
      <text:p text:style-name="P2"/>
      <text:p text:style-name="P7">Não é tempo de olhar pra trás<text:line-break/>Não é tempo de murmuração<text:line-break/>De apontar o dedo pra moisés<text:line-break/>E dizer: "nos trouxe até aqui só pra morrer!"<text:line-break/></text:p>
      <text:p text:style-name="P8">*** Mas é tempo de olhar pra Deus<text:line-break/>De olhar além das possibilidades<text:line-break/>Caminhar dentro do fogo e não se queimar<text:line-break/>Ver caminhos se formar em meio ao mar<text:line-break/>É tempo de cantar</text:p>
      <text:p text:style-name="P8"><draw:custom-shape text:anchor-type="paragraph" draw:z-index="0" draw:style-name="gr1" draw:text-style-name="P16" svg:width="0.398cm" svg:height="4.313cm" svg:x="11.811cm" svg:y="0.44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<draw:frame text:anchor-type="paragraph" draw:z-index="2" draw:style-name="gr3" draw:text-style-name="P18" svg:width="1.059cm" svg:height="2.437cm" svg:x="12.391cm" svg:y="0.741cm"><draw:text-box><text:p text:style-name="P17"><text:span text:style-name="T17">2 X</text:span></text:p><text:p text:style-name="P17"><text:span text:style-name="T18">F</text:span></text:p><text:p text:style-name="P17"><text:span text:style-name="T18">I</text:span></text:p><text:p text:style-name="P17"><text:span text:style-name="T18">N</text:span></text:p><text:p text:style-name="P17"><text:span text:style-name="T18">A</text:span></text:p><text:p text:style-name="P17"><text:span text:style-name="T18">L</text:span></text:p></draw:text-box></draw:frame>Eu vou tocar no impossível<text:line-break/>Mover as montanhas<text:line-break/>Me alimentar em meio ao deserto vou<text:line-break/>Eu vou voar sobre os montes<text:line-break/>Com visão de águia<text:line-break/>Olhar além das possibilidades, vou</text:p>
      <text:p text:style-name="P6"><draw:custom-shape text:anchor-type="paragraph" draw:z-index="1" draw:style-name="gr2" draw:text-style-name="P16" svg:width="0.318cm" svg:height="1.456cm" svg:x="10.964cm" svg:y="0.6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1"><draw:frame text:anchor-type="paragraph" draw:z-index="3" draw:style-name="gr3" draw:text-style-name="P18" svg:width="1.059cm" svg:height="1.382cm" svg:x="11.333cm" svg:y="0.423cm"><draw:text-box><text:p text:style-name="P17"><text:span text:style-name="T17">2 X</text:span></text:p></draw:text-box></draw:frame><text:span text:style-name="T8">Romper, fluir, como um rio<text:line-break/>Conquistar, visar, além do mar</text:span></text:p>
      <text:p text:style-name="P11"><text:span text:style-name="T8"/></text:p>
      <text:p text:style-name="P9">Eu vou tocar no impossível<text:line-break/>Mover as montanhas<text:line-break/>Me alimentar em meio ao deserto vou<text:line-break/>Eu vou voar sobre os montes<text:line-break/>Com visão de águia<text:line-break/>Olhar além das possibilidades, vou</text:p>
      <text:p text:style-name="P14"><text:span text:style-name="T16">Além Das Possibilidades</text:span><text:span text:style-name="T9"><text:tab/><text:tab/></text:span><text:span text:style-name="T14">Jairo Bonfin</text:span><text:span text:style-name="T10"> </text:span><text:span text:style-name="T11">[ </text:span><text:span text:style-name="T12">44 </text:span><text:span text:style-name="T11">]</text:span></text:p>
      <text:p text:style-name="P15"/>
      <text:p text:style-name="P10">Não é tempo de olhar pra trás<text:line-break/>Não é tempo de murmuração<text:line-break/>De apontar o dedo pra moisés<text:line-break/>E dizer: "nos trouxe até aqui só pra morrer!"<text:line-break/></text:p>
      <text:p text:style-name="P10">*** Mas é tempo de olhar pra Deus<text:line-break/>De olhar além das possibilidades<text:line-break/>Caminhar dentro do fogo e não se queimar<text:line-break/>Ver caminhos se formar em meio ao mar<text:line-break/>É tempo de cantar</text:p>
      <text:p text:style-name="P10"><draw:custom-shape text:anchor-type="paragraph" draw:z-index="4" draw:style-name="gr1" draw:text-style-name="P16" svg:width="0.398cm" svg:height="4.313cm" svg:x="11.811cm" svg:y="0.44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0"><draw:frame text:anchor-type="paragraph" draw:z-index="6" draw:style-name="gr3" draw:text-style-name="P18" svg:width="1.059cm" svg:height="2.437cm" svg:x="12.391cm" svg:y="0.741cm"><draw:text-box><text:p text:style-name="P17"><text:span text:style-name="T17">2 X</text:span></text:p><text:p text:style-name="P17"><text:span text:style-name="T18">F</text:span></text:p><text:p text:style-name="P17"><text:span text:style-name="T18">I</text:span></text:p><text:p text:style-name="P17"><text:span text:style-name="T18">N</text:span></text:p><text:p text:style-name="P17"><text:span text:style-name="T18">A</text:span></text:p><text:p text:style-name="P17"><text:span text:style-name="T18">L</text:span></text:p></draw:text-box></draw:frame>Eu vou tocar no impossível<text:line-break/>Mover as montanhas<text:line-break/>Me alimentar em meio ao deserto vou<text:line-break/>Eu vou voar sobre os montes<text:line-break/>Com visão de águia<text:line-break/>Olhar além das possibilidades, vou</text:p>
      <text:p text:style-name="P10"><draw:custom-shape text:anchor-type="paragraph" draw:z-index="5" draw:style-name="gr2" draw:text-style-name="P16" svg:width="0.318cm" svg:height="1.456cm" svg:x="10.964cm" svg:y="0.6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2"><draw:frame text:anchor-type="paragraph" draw:z-index="7" draw:style-name="gr3" draw:text-style-name="P18" svg:width="1.059cm" svg:height="1.382cm" svg:x="11.333cm" svg:y="0.423cm"><draw:text-box><text:p text:style-name="P17"><text:span text:style-name="T17">2 X</text:span></text:p></draw:text-box></draw:frame><text:span text:style-name="T8">Romper, fluir, como um rio<text:line-break/>Conquistar, visar, além do mar</text:span></text:p>
      <text:p text:style-name="P12"><text:span text:style-name="T8"/></text:p>
      <text:p text:style-name="P10">Eu vou tocar no impossível<text:line-break/>Mover as montanhas<text:line-break/>Me alimentar em meio ao deserto vou<text:line-break/>Eu vou voar sobre os montes<text:line-break/>Com visão de águia<text:line-break/>Olhar além das possibilidades, v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02T13:29:15.142050136</dc:date>
    <meta:editing-cycles>20</meta:editing-cycles>
    <meta:editing-duration>PT45M56S</meta:editing-duration>
    <meta:generator>LibreOffice/5.2.5.1$Linux_X86_64 LibreOffice_project/20m0$Build-1</meta:generator>
    <meta:document-statistic meta:table-count="0" meta:image-count="0" meta:object-count="0" meta:page-count="1" meta:paragraph-count="12" meta:word-count="276" meta:character-count="1442" meta:non-whitespace-character-count="1174"/>
  </office:meta>
</office:document-meta>
</file>